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25-02-1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23-12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22-12-1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21-12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21-02-1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20-01-06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9-03-0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8-04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7-12-1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7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7-04-1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7-04-0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6-12-12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6-08-1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6-08-09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6-07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6-05-2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6-03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5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5-02-2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4-08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4-03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3-04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2-07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1-08-0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0-09-13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10-03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9-08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8-08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7-08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7-04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6-07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6-02-1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5-09-0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9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3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8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8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7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7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6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5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23107522701</text:p>
          </table:table-cell>
          <table:table-cell office:value-type="string" calcext:value-type="string">
            <text:p>11N.10W.27.241</text:p>
          </table:table-cell>
          <table:table-cell office:value-type="string" calcext:value-type="string">
            <text:p>195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0" meta:object-count="0"/>
    <meta:user-defined meta:name="AppVersion">3.0</meta:user-defined>
  </office:meta>
</office:document-meta>
</file>